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2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3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4" style:family="paragraph" style:parent-style-name="Menologium_20_-_20_textus">
      <style:text-properties fo:language="cs" fo:country="CZ" officeooo:paragraph-rsid="010d835c" style:language-asian="zh" style:country-asian="CN" style:language-complex="hi" style:country-complex="IN"/>
    </style:style>
    <style:style style:name="P5" style:family="paragraph" style:parent-style-name="Menologium_20_-_20_textus">
      <style:text-properties fo:language="cs" fo:country="CZ" officeooo:paragraph-rsid="01278e41" style:language-asian="zh" style:country-asian="CN" style:language-complex="hi" style:country-complex="IN"/>
    </style:style>
    <style:style style:name="P6" style:family="paragraph" style:parent-style-name="Menologium_20_-_20_textus">
      <style:text-properties fo:language="cs" fo:country="CZ" officeooo:paragraph-rsid="010fcfb0" style:language-asian="zh" style:country-asian="CN" style:language-complex="hi" style:country-complex="IN"/>
    </style:style>
    <style:style style:name="P7" style:family="paragraph" style:parent-style-name="Menologium_20_-_20_textus">
      <style:paragraph-properties style:writing-mode="lr-tb"/>
      <style:text-properties fo:language="cs" fo:country="CZ" officeooo:paragraph-rsid="010fcfb0" style:language-asian="zh" style:country-asian="CN" style:language-complex="hi" style:country-complex="IN"/>
    </style:style>
    <style:style style:name="P8" style:family="paragraph" style:parent-style-name="Menologium_20_-_20_textus">
      <style:text-properties fo:language="cs" fo:country="CZ" officeooo:paragraph-rsid="0115348c" style:language-asian="zh" style:country-asian="CN" style:language-complex="hi" style:country-complex="IN"/>
    </style:style>
    <style:style style:name="P9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0" style:family="paragraph" style:parent-style-name="Menologium_20_-_20_textus">
      <style:text-properties fo:language="cs" fo:country="CZ" officeooo:paragraph-rsid="01343798" style:language-asian="zh" style:country-asian="CN" style:language-complex="hi" style:country-complex="IN"/>
    </style:style>
    <style:style style:name="P11" style:family="paragraph" style:parent-style-name="Datum">
      <style:text-properties fo:language="cs" fo:country="CZ"/>
    </style:style>
    <style:style style:name="P12" style:family="paragraph" style:parent-style-name="Footnote">
      <style:text-properties fo:font-style="italic" officeooo:rsid="00465410" officeooo:paragraph-rsid="010fcfb0" style:font-style-asian="italic" style:font-style-complex="italic"/>
    </style:style>
    <style:style style:name="P13" style:family="paragraph" style:parent-style-name="Footnote">
      <style:text-properties officeooo:rsid="004d138f" officeooo:paragraph-rsid="0115348c"/>
    </style:style>
    <style:style style:name="P14" style:family="paragraph" style:parent-style-name="Footnote">
      <style:text-properties officeooo:rsid="0115f9aa" officeooo:paragraph-rsid="0115f9aa"/>
    </style:style>
    <style:style style:name="P15" style:family="paragraph" style:parent-style-name="Footnote">
      <style:text-properties officeooo:rsid="004f7a48" officeooo:paragraph-rsid="01255f5b"/>
    </style:style>
    <style:style style:name="P16" style:family="paragraph" style:parent-style-name="Footnote">
      <style:text-properties officeooo:paragraph-rsid="01278e41"/>
    </style:style>
    <style:style style:name="P17" style:family="paragraph" style:parent-style-name="Footnote">
      <style:text-properties officeooo:rsid="0131538a" officeooo:paragraph-rsid="0131538a"/>
    </style:style>
    <style:style style:name="P18" style:family="paragraph" style:parent-style-name="Footnote">
      <style:text-properties officeooo:paragraph-rsid="01328e94"/>
    </style:style>
    <style:style style:name="P19" style:family="paragraph" style:parent-style-name="Menologium_20_-_20_textus">
      <style:text-properties fo:language="la" fo:country="VA" style:language-asian="zh" style:country-asian="CN" style:language-complex="hi" style:country-complex="IN"/>
    </style:style>
    <style:style style:name="P20" style:family="paragraph" style:parent-style-name="Menologium_20_-_20_textus">
      <style:text-properties fo:language="la" fo:country="VA" officeooo:paragraph-rsid="010d835c" style:language-asian="zh" style:country-asian="CN" style:language-complex="hi" style:country-complex="IN"/>
    </style:style>
    <style:style style:name="P21" style:family="paragraph" style:parent-style-name="Menologium_20_-_20_textus">
      <style:text-properties fo:language="la" fo:country="VA" officeooo:paragraph-rsid="010e2e92" style:language-asian="zh" style:country-asian="CN" style:language-complex="hi" style:country-complex="IN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24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25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26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27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28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30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31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32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anguage="la" fo:country="VA" style:font-size-asian="13pt" style:font-size-complex="11pt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:onum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P34" style:family="paragraph" style:parent-style-name="Menologium_20_-_20_Datum">
      <style:text-properties fo:language="la" fo:country="VA" style:language-asian="zh" style:country-asian="CN" style:language-complex="hi" style:country-complex="IN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 style:language-asian="zh" style:country-asian="CN" style:language-complex="hi" style:country-complex="IN"/>
    </style:style>
    <style:style style:name="T3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4" style:family="text">
      <style:text-properties fo:language="la" fo:country="VA" fo:font-style="italic" officeooo:rsid="010fcfb0" style:language-asian="zh" style:country-asian="CN" style:font-style-asian="italic" style:language-complex="hi" style:country-complex="IN" style:font-style-complex="italic"/>
    </style:style>
    <style:style style:name="T5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6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7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8" style:family="text">
      <style:text-properties style:font-name="Bookman BT S.O.Cist.:onum" fo:font-size="10pt" fo:language="la" fo:country="VA" style:font-size-asian="10pt"/>
    </style:style>
    <style:style style:name="T9" style:family="text">
      <style:text-properties fo:language="cs" fo:country="CZ" fo:font-style="normal" fo:font-weight="normal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0" style:family="text">
      <style:text-properties fo:language="fr" fo:country="FR"/>
    </style:style>
    <style:style style:name="T11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2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13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14" style:family="text">
      <style:text-properties fo:language="fr" fo:country="FR" fo:font-weight="bold" officeooo:rsid="010fcfb0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language="fr" fo:country="FR" fo:font-weight="bold" officeooo:rsid="01343798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language="fr" fo:country="FR" officeooo:rsid="0033f914" style:language-asian="zh" style:country-asian="CN" style:language-complex="hi" style:country-complex="IN"/>
    </style:style>
    <style:style style:name="T18" style:family="text">
      <style:text-properties fo:language="fr" fo:country="FR" officeooo:rsid="01343798"/>
    </style:style>
    <style:style style:name="T19" style:family="text">
      <style:text-properties style:use-window-font-color="true" loext:opacity="0%" style:font-name="Linux Libertine S.O.Cist.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0" style:family="text">
      <style:text-properties style:use-window-font-color="true" loext:opacity="0%" style:font-name="Linux Libertine S.O.Cist.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1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2" style:family="text">
      <style:text-properties style:use-window-font-color="true" loext:opacity="0%" style:font-name="Linux Libertine S.O.Cist.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3" style:family="text">
      <style:text-properties style:use-window-font-color="true" loext:opacity="0%" style:font-name="Linux Libertine S.O.Cist.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4" style:family="text">
      <style:text-properties style:use-window-font-color="true" loext:opacity="0%" style:font-name="Linux Libertine S.O.Cist." fo:font-size="10pt" officeooo:rsid="0124e575" style:letter-kerning="true" style:font-name-asian="Songti SC" style:font-size-asian="10pt" style:font-name-complex="Arial Unicode MS" style:font-size-complex="10pt"/>
    </style:style>
    <style:style style:name="T25" style:family="text">
      <style:text-properties style:use-window-font-color="true" loext:opacity="0%" style:font-name="Linux Libertine S.O.Cist." fo:font-size="10pt" officeooo:rsid="01255f5b" style:letter-kerning="true" style:font-name-asian="Songti SC" style:font-size-asian="10pt" style:font-name-complex="Arial Unicode MS" style:font-size-complex="10pt"/>
    </style:style>
    <style:style style:name="T26" style:family="text">
      <style:text-properties style:use-window-font-color="true" loext:opacity="0%" style:font-name="Linux Libertine S.O.Cist.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7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8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29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30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31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32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33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34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35" style:family="text">
      <style:text-properties style:use-window-font-color="true" loext:opacity="0%" officeooo:rsid="01343798" style:letter-kerning="true" style:font-name-asian="Songti SC" style:font-name-complex="Arial Unicode MS"/>
    </style:style>
    <style:style style:name="T36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37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38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39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40" style:family="text">
      <style:text-properties style:use-window-font-color="true" loext:opacity="0%" style:font-name="Linux Libertine S.O.Cist.:onum" fo:font-size="11pt" officeooo:rsid="011c5dce" style:letter-kerning="true" style:font-name-asian="Songti SC" style:font-size-asian="11pt" style:font-name-complex="Arial Unicode MS" style:font-size-complex="11pt"/>
    </style:style>
    <style:style style:name="T41" style:family="text">
      <style:text-properties style:use-window-font-color="true" loext:opacity="0%" style:font-name="Linux Libertine S.O.Cist.:onum" fo:font-size="11pt" officeooo:rsid="011d06d0" style:letter-kerning="true" style:font-name-asian="Songti SC" style:font-size-asian="11pt" style:font-name-complex="Arial Unicode MS" style:font-size-complex="11pt"/>
    </style:style>
    <style:style style:name="T42" style:family="text">
      <style:text-properties style:use-window-font-color="true" loext:opacity="0%" style:font-name="Linux Libertine S.O.Cist.:onum" fo:font-size="11pt" officeooo:rsid="011dc433" style:letter-kerning="true" style:font-name-asian="Songti SC" style:font-size-asian="11pt" style:font-name-complex="Arial Unicode MS" style:font-size-complex="11pt"/>
    </style:style>
    <style:style style:name="T43" style:family="text">
      <style:text-properties style:use-window-font-color="true" loext:opacity="0%" style:font-name="Linux Libertine S.O.Cist.:onum" fo:font-size="11pt" officeooo:rsid="011f5a9d" style:letter-kerning="true" style:font-name-asian="Songti SC" style:font-size-asian="11pt" style:font-name-complex="Arial Unicode MS" style:font-size-complex="11pt"/>
    </style:style>
    <style:style style:name="T44" style:family="text">
      <style:text-properties style:use-window-font-color="true" loext:opacity="0%" style:font-name="Linux Libertine S.O.Cist.:onum" fo:font-size="11pt" officeooo:rsid="01209f6d" style:letter-kerning="true" style:font-name-asian="Songti SC" style:font-size-asian="11pt" style:font-name-complex="Arial Unicode MS" style:font-size-complex="11pt"/>
    </style:style>
    <style:style style:name="T45" style:family="text">
      <style:text-properties style:use-window-font-color="true" loext:opacity="0%" style:font-name="Linux Libertine S.O.Cist.:onum" fo:font-size="11pt" officeooo:rsid="01216b4b" style:letter-kerning="true" style:font-name-asian="Songti SC" style:font-size-asian="11pt" style:font-name-complex="Arial Unicode MS" style:font-size-complex="11pt"/>
    </style:style>
    <style:style style:name="T46" style:family="text">
      <style:text-properties style:use-window-font-color="true" loext:opacity="0%" style:font-name="Linux Libertine S.O.Cist.:onum" fo:font-size="11pt" officeooo:rsid="0122c11b" style:letter-kerning="true" style:font-name-asian="Songti SC" style:font-size-asian="11pt" style:font-name-complex="Arial Unicode MS" style:font-size-complex="11pt"/>
    </style:style>
    <style:style style:name="T47" style:family="text">
      <style:text-properties style:use-window-font-color="true" loext:opacity="0%" style:font-name="Linux Libertine S.O.Cist.:onum" fo:font-size="11pt" officeooo:rsid="01248aa8" style:letter-kerning="true" style:font-name-asian="Songti SC" style:font-size-asian="11pt" style:font-name-complex="Arial Unicode MS" style:font-size-complex="11pt"/>
    </style:style>
    <style:style style:name="T48" style:family="text">
      <style:text-properties style:use-window-font-color="true" loext:opacity="0%" style:font-name="Linux Libertine S.O.Cist.:onum" fo:font-size="11pt" officeooo:rsid="012497d4" style:letter-kerning="true" style:font-name-asian="Songti SC" style:font-size-asian="11pt" style:font-name-complex="Arial Unicode MS" style:font-size-complex="11pt"/>
    </style:style>
    <style:style style:name="T49" style:family="text">
      <style:text-properties style:use-window-font-color="true" loext:opacity="0%" style:font-name="Linux Libertine S.O.Cist.:onum" fo:font-size="11pt" officeooo:rsid="0124e575" style:letter-kerning="true" style:font-name-asian="Songti SC" style:font-size-asian="11pt" style:font-name-complex="Arial Unicode MS" style:font-size-complex="11pt"/>
    </style:style>
    <style:style style:name="T50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51" style:family="text">
      <style:text-properties style:use-window-font-color="true" loext:opacity="0%" style:font-name="Linux Libertine S.O.Cist.:onum" fo:font-size="11pt" officeooo:rsid="012c2fc5" style:letter-kerning="true" style:font-name-asian="Songti SC" style:font-size-asian="11pt" style:font-name-complex="Arial Unicode MS" style:font-size-complex="11pt"/>
    </style:style>
    <style:style style:name="T52" style:family="text">
      <style:text-properties style:use-window-font-color="true" loext:opacity="0%" style:font-name="Linux Libertine S.O.Cist.:onum" fo:font-size="11pt" officeooo:rsid="012df687" style:letter-kerning="true" style:font-name-asian="Songti SC" style:font-size-asian="11pt" style:font-name-complex="Arial Unicode MS" style:font-size-complex="11pt"/>
    </style:style>
    <style:style style:name="T53" style:family="text">
      <style:text-properties style:use-window-font-color="true" loext:opacity="0%" style:font-name="Linux Libertine S.O.Cist.:onum" fo:font-size="11pt" officeooo:rsid="012fc594" style:letter-kerning="true" style:font-name-asian="Songti SC" style:font-size-asian="11pt" style:font-name-complex="Arial Unicode MS" style:font-size-complex="11pt"/>
    </style:style>
    <style:style style:name="T54" style:family="text">
      <style:text-properties style:use-window-font-color="true" loext:opacity="0%" style:font-name="Linux Libertine S.O.Cist.:onum" fo:font-size="11pt" officeooo:rsid="0131538a" style:letter-kerning="true" style:font-name-asian="Songti SC" style:font-size-asian="11pt" style:font-name-complex="Arial Unicode MS" style:font-size-complex="11pt"/>
    </style:style>
    <style:style style:name="T55" style:family="text">
      <style:text-properties style:use-window-font-color="true" loext:opacity="0%" style:font-name="Linux Libertine S.O.Cist.:onum" fo:font-size="11pt" officeooo:rsid="01328e94" style:letter-kerning="true" style:font-name-asian="Songti SC" style:font-size-asian="11pt" style:font-name-complex="Arial Unicode MS" style:font-size-complex="11pt"/>
    </style:style>
    <style:style style:name="T56" style:family="text">
      <style:text-properties style:use-window-font-color="true" loext:opacity="0%" style:font-name="Linux Libertine S.O.Cist.:onum" fo:font-size="11pt" officeooo:rsid="01335067" style:letter-kerning="true" style:font-name-asian="Songti SC" style:font-size-asian="11pt" style:font-name-complex="Arial Unicode MS" style:font-size-complex="11pt"/>
    </style:style>
    <style:style style:name="T57" style:family="text">
      <style:text-properties style:use-window-font-color="true" loext:opacity="0%" style:font-name="Linux Libertine S.O.Cist.:onum" fo:font-size="11pt" officeooo:rsid="01343798" style:letter-kerning="true" style:font-name-asian="Songti SC" style:font-size-asian="11pt" style:font-name-complex="Arial Unicode MS" style:font-size-complex="11pt"/>
    </style:style>
    <style:style style:name="T58" style:family="text">
      <style:text-properties style:use-window-font-color="true" loext:opacity="0%" style:font-name="Linux Libertine S.O.Cist.:onum" fo:font-size="11pt" officeooo:rsid="0134a846" style:letter-kerning="true" style:font-name-asian="Songti SC" style:font-size-asian="11pt" style:font-name-complex="Arial Unicode MS" style:font-size-complex="11pt"/>
    </style:style>
    <style:style style:name="T59" style:family="text">
      <style:text-properties style:use-window-font-color="true" loext:opacity="0%" style:font-name="Linux Libertine S.O.Cist.:onum" fo:font-size="11pt" officeooo:rsid="01367cc5" style:letter-kerning="true" style:font-name-asian="Songti SC" style:font-size-asian="11pt" style:font-name-complex="Arial Unicode MS" style:font-size-complex="11pt"/>
    </style:style>
    <style:style style:name="T60" style:family="text">
      <style:text-properties style:use-window-font-color="true" loext:opacity="0%" style:font-name="Linux Libertine S.O.Cist.:onum" fo:font-size="11pt" officeooo:rsid="0136cb74" style:letter-kerning="true" style:font-name-asian="Songti SC" style:font-size-asian="11pt" style:font-name-complex="Arial Unicode MS" style:font-size-complex="11pt"/>
    </style:style>
    <style:style style:name="T61" style:family="text">
      <style:text-properties style:use-window-font-color="true" loext:opacity="0%" style:font-name="Linux Libertine S.O.Cist.:onum" fo:font-size="11pt" officeooo:rsid="01382ff5" style:letter-kerning="true" style:font-name-asian="Songti SC" style:font-size-asian="11pt" style:font-name-complex="Arial Unicode MS" style:font-size-complex="11pt"/>
    </style:style>
    <style:style style:name="T62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63" style:family="text">
      <style:text-properties style:use-window-font-color="true" loext:opacity="0%" style:font-name="Linux Libertine S.O.Cist.:onum" fo:font-size="11pt" fo:language="fr" fo:country="FR" officeooo:rsid="0131538a" style:letter-kerning="true" style:font-name-asian="Songti SC" style:font-size-asian="11pt" style:font-name-complex="Arial Unicode MS" style:font-size-complex="11pt"/>
    </style:style>
    <style:style style:name="T64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65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66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67" style:family="text">
      <style:text-properties style:use-window-font-color="true" loext:opacity="0%" style:font-name="Bookman BT S.O.Cist.:onum" fo:font-size="11pt" officeooo:rsid="011c5671" style:letter-kerning="true" style:font-name-asian="Songti SC" style:font-size-asian="11pt" style:font-name-complex="Arial Unicode MS" style:font-size-complex="11pt"/>
    </style:style>
    <style:style style:name="T68" style:family="text">
      <style:text-properties style:use-window-font-color="true" loext:opacity="0%" style:font-name="Bookman BT S.O.Cist.:onum" fo:font-size="11pt" officeooo:rsid="01278e41" style:letter-kerning="true" style:font-name-asian="Songti SC" style:font-size-asian="11pt" style:font-name-complex="Arial Unicode MS" style:font-size-complex="11pt"/>
    </style:style>
    <style:style style:name="T69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0" style:family="text">
      <style:text-properties style:use-window-font-color="true" loext:opacity="0%" style:font-name="Linux Libertine S.O.Cist.1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1" style:family="text">
      <style:text-properties style:use-window-font-color="true" loext:opacity="0%" style:font-name="Linux Libertine S.O.Cist.1" fo:font-size="10pt" fo:language="cs" fo:country="CZ" officeooo:rsid="01328e9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2" style:family="text">
      <style:text-properties style:use-window-font-color="true" loext:opacity="0%" style:font-name="Linux Libertine S.O.Cist.1" fo:font-size="10pt" fo:language="cs" fo:country="CZ" officeooo:rsid="0133506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3" style:family="text">
      <style:text-properties style:use-window-font-color="true" loext:opacity="0%" style:font-name="Linux Libertine S.O.Cist.1" fo:font-size="10pt" fo:language="cs" fo:country="CZ" officeooo:rsid="013437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4" style:family="text">
      <style:text-properties style:use-window-font-color="true" loext:opacity="0%" style:font-name="Linux Libertine S.O.Cist.1" fo:font-size="10pt" fo:language="fr" fo:country="FR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5" style:family="text">
      <style:text-properties style:use-window-font-color="true" loext:opacity="0%" style:font-name="Linux Libertine S.O.Cist.1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6" style:family="text">
      <style:text-properties style:use-window-font-color="true" loext:opacity="0%" style:font-name="Linux Libertine S.O.Cist.1" fo:font-size="10pt" fo:language="la" fo:country="VA" fo:font-style="italic" officeooo:rsid="01335067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77" style:family="text">
      <style:text-properties style:use-window-font-color="true" loext:opacity="0%" style:font-name="Linux Libertine S.O.Cist.1" fo:font-size="10pt" fo:language="la" fo:country="VA" fo:font-style="italic" officeooo:rsid="01328e94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78" style:family="text">
      <style:text-properties style:use-window-font-color="true" loext:opacity="0%" fo:font-weight="normal" officeooo:rsid="011c5dce" style:letter-kerning="true" style:font-name-asian="Songti SC" style:font-weight-asian="normal" style:font-name-complex="Arial Unicode MS" style:font-weight-complex="normal"/>
    </style:style>
    <style:style style:name="T79" style:family="text">
      <style:text-properties style:use-window-font-color="true" loext:opacity="0%" fo:font-weight="normal" officeooo:rsid="01209f6d" style:letter-kerning="true" style:font-name-asian="Songti SC" style:font-weight-asian="normal" style:font-name-complex="Arial Unicode MS" style:font-weight-complex="normal"/>
    </style:style>
    <style:style style:name="T80" style:family="text">
      <style:text-properties style:use-window-font-color="true" loext:opacity="0%" fo:font-weight="normal" officeooo:rsid="012c2fc5" style:letter-kerning="true" style:font-name-asian="Songti SC" style:font-weight-asian="normal" style:font-name-complex="Arial Unicode MS" style:font-weight-complex="normal"/>
    </style:style>
    <style:style style:name="T81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82" style:family="text">
      <style:text-properties fo:language="en" fo:country="US"/>
    </style:style>
    <style:style style:name="T83" style:family="text">
      <style:text-properties fo:language="en" fo:country="US" fo:font-weight="normal" officeooo:rsid="011168a7" style:font-weight-asian="normal" style:font-weight-complex="normal"/>
    </style:style>
    <style:style style:name="T84" style:family="text">
      <style:text-properties fo:language="en" fo:country="US" fo:font-weight="normal" officeooo:rsid="0115348c" style:font-weight-asian="normal" style:font-weight-complex="normal"/>
    </style:style>
    <style:style style:name="T85" style:family="text">
      <style:text-properties fo:language="en" fo:country="US" officeooo:rsid="010e49f2"/>
    </style:style>
    <style:style style:name="T86" style:family="text">
      <style:text-properties fo:language="en" fo:country="US" officeooo:rsid="010fcfb0"/>
    </style:style>
    <style:style style:name="T87" style:family="text">
      <style:text-properties fo:language="en" fo:country="US" officeooo:rsid="0111e6d4"/>
    </style:style>
    <style:style style:name="T88" style:family="text">
      <style:text-properties fo:language="en" fo:country="US" officeooo:rsid="0119428a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10fcfb0" style:font-style-asian="normal" style:font-style-complex="normal"/>
    </style:style>
    <style:style style:name="T91" style:family="text">
      <style:text-properties fo:font-size="8pt" style:font-size-asian="10pt" style:font-size-complex="10pt"/>
    </style:style>
    <style:style style:name="T92" style:family="text">
      <style:text-properties fo:language="es" fo:country="ES" fo:font-weight="bold" style:font-weight-asian="bold" style:font-weight-complex="bold"/>
    </style:style>
    <style:style style:name="T93" style:family="text">
      <style:text-properties fo:font-weight="normal" officeooo:rsid="011168a7" style:font-weight-asian="normal" style:font-weight-complex="normal"/>
    </style:style>
    <style:style style:name="T94" style:family="text">
      <style:text-properties fo:font-weight="normal" officeooo:rsid="0115348c" style:font-weight-asian="normal" style:font-weight-complex="normal"/>
    </style:style>
    <style:style style:name="T95" style:family="text">
      <style:text-properties fo:font-weight="normal" officeooo:rsid="011c5dce" style:font-weight-asian="normal" style:font-weight-complex="normal"/>
    </style:style>
    <style:style style:name="T96" style:family="text">
      <style:text-properties fo:font-weight="normal" officeooo:rsid="01209f6d" style:font-weight-asian="normal" style:font-weight-complex="normal"/>
    </style:style>
    <style:style style:name="T97" style:family="text">
      <style:text-properties fo:font-weight="normal" officeooo:rsid="012c2fc5" style:font-weight-asian="normal" style:font-weight-complex="normal"/>
    </style:style>
    <style:style style:name="T98" style:family="text">
      <style:text-properties fo:font-weight="normal" officeooo:rsid="01343798" style:font-weight-asian="normal" style:font-weight-complex="normal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10e49f2" style:font-weight-asian="bold" style:font-weight-complex="bold"/>
    </style:style>
    <style:style style:name="T101" style:family="text">
      <style:text-properties fo:font-weight="bold" officeooo:rsid="011168a7" style:font-weight-asian="bold" style:font-weight-complex="bold"/>
    </style:style>
    <style:style style:name="T102" style:family="text">
      <style:text-properties fo:font-weight="bold" officeooo:rsid="01343798" style:font-weight-asian="bold" style:font-weight-complex="bold"/>
    </style:style>
    <style:style style:name="T103" style:family="text">
      <style:text-properties officeooo:rsid="004ad105"/>
    </style:style>
    <style:style style:name="T104" style:family="text">
      <style:text-properties fo:letter-spacing="0.0138in" style:language-asian="zh" style:country-asian="CN" style:language-complex="hi" style:country-complex="IN"/>
    </style:style>
    <style:style style:name="T105" style:family="text">
      <style:text-properties fo:letter-spacing="0.0138in" officeooo:rsid="010be029" style:language-asian="zh" style:country-asian="CN" style:language-complex="hi" style:country-complex="IN"/>
    </style:style>
    <style:style style:name="T106" style:family="text">
      <style:text-properties officeooo:rsid="010be029"/>
    </style:style>
    <style:style style:name="T107" style:family="text">
      <style:text-properties officeooo:rsid="010d835c"/>
    </style:style>
    <style:style style:name="T108" style:family="text">
      <style:text-properties officeooo:rsid="010e2e92"/>
    </style:style>
    <style:style style:name="T109" style:family="text">
      <style:text-properties officeooo:rsid="010e49f2"/>
    </style:style>
    <style:style style:name="T110" style:family="text">
      <style:text-properties officeooo:rsid="010fcfb0"/>
    </style:style>
    <style:style style:name="T111" style:family="text">
      <style:text-properties fo:color="#0000ff" loext:opacity="100%" style:font-name="Linux Libertine S.O.Cist.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2" style:family="text">
      <style:text-properties fo:color="#0000ff" loext:opacity="100%" style:font-name="Linux Libertine S.O.Cist.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3" style:family="text">
      <style:text-properties fo:color="#0000ff" loext:opacity="100%" style:font-name="Linux Libertine S.O.Cist.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4" style:family="text">
      <style:text-properties fo:color="#0000ff" loext:opacity="100%" style:font-name="Linux Libertine S.O.Cist.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5" style:family="text">
      <style:text-properties officeooo:rsid="011168a7"/>
    </style:style>
    <style:style style:name="T116" style:family="text">
      <style:text-properties officeooo:rsid="0111e6d4"/>
    </style:style>
    <style:style style:name="T117" style:family="text">
      <style:text-properties officeooo:rsid="011334cc"/>
    </style:style>
    <style:style style:name="T118" style:family="text">
      <style:text-properties officeooo:rsid="0113a394"/>
    </style:style>
    <style:style style:name="T119" style:family="text">
      <style:text-properties officeooo:rsid="0115348c"/>
    </style:style>
    <style:style style:name="T120" style:family="text">
      <style:text-properties officeooo:rsid="0115b45d"/>
    </style:style>
    <style:style style:name="T121" style:family="text">
      <style:text-properties officeooo:rsid="0115f9aa"/>
    </style:style>
    <style:style style:name="T122" style:family="text">
      <style:text-properties officeooo:rsid="0117b50e"/>
    </style:style>
    <style:style style:name="T123" style:family="text">
      <style:text-properties officeooo:rsid="0119428a"/>
    </style:style>
    <style:style style:name="T124" style:family="text">
      <style:text-properties officeooo:rsid="011a2936"/>
    </style:style>
    <style:style style:name="T125" style:family="text">
      <style:text-properties officeooo:rsid="011c5671"/>
    </style:style>
    <style:style style:name="T126" style:family="text">
      <style:text-properties officeooo:rsid="011c5dce"/>
    </style:style>
    <style:style style:name="T127" style:family="text">
      <style:text-properties officeooo:rsid="011d06d0"/>
    </style:style>
    <style:style style:name="T128" style:family="text">
      <style:text-properties officeooo:rsid="011dc433"/>
    </style:style>
    <style:style style:name="T129" style:family="text">
      <style:text-properties officeooo:rsid="011f5a9d"/>
    </style:style>
    <style:style style:name="T130" style:family="text">
      <style:text-properties officeooo:rsid="01209f6d"/>
    </style:style>
    <style:style style:name="T131" style:family="text">
      <style:text-properties officeooo:rsid="01216b4b"/>
    </style:style>
    <style:style style:name="T132" style:family="text">
      <style:text-properties officeooo:rsid="0122c11b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officeooo:rsid="01248aa8"/>
    </style:style>
    <style:style style:name="T135" style:family="text">
      <style:text-properties officeooo:rsid="012497d4"/>
    </style:style>
    <style:style style:name="T136" style:family="text">
      <style:text-properties officeooo:rsid="0124e575"/>
    </style:style>
    <style:style style:name="T137" style:family="text">
      <style:text-properties officeooo:rsid="01255f5b"/>
    </style:style>
    <style:style style:name="T138" style:family="text">
      <style:text-properties style:text-position="super 58%"/>
    </style:style>
    <style:style style:name="T139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40" style:family="text">
      <style:text-properties officeooo:rsid="01278e41"/>
    </style:style>
    <style:style style:name="T141" style:family="text">
      <style:text-properties officeooo:rsid="0033f914"/>
    </style:style>
    <style:style style:name="T142" style:family="text">
      <style:text-properties officeooo:rsid="012c2fc5"/>
    </style:style>
    <style:style style:name="T143" style:family="text">
      <style:text-properties officeooo:rsid="012df687"/>
    </style:style>
    <style:style style:name="T144" style:family="text">
      <style:text-properties officeooo:rsid="012fc594"/>
    </style:style>
    <style:style style:name="T145" style:family="text">
      <style:text-properties officeooo:rsid="0131538a"/>
    </style:style>
    <style:style style:name="T146" style:family="text">
      <style:text-properties officeooo:rsid="01328e94"/>
    </style:style>
    <style:style style:name="T147" style:family="text">
      <style:text-properties officeooo:rsid="01335067"/>
    </style:style>
    <style:style style:name="T148" style:family="text">
      <style:text-properties fo:font-variant="normal" fo:text-transform="none" style:use-window-font-color="true" loext:opacity="0%" style:font-name="Linux Libertine S.O.Cist.1" fo:font-size="10pt" fo:letter-spacing="normal" fo:language="cs" fo:country="CZ" fo:font-style="normal" fo:font-weight="normal" officeooo:rsid="0133506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9" style:family="text">
      <style:text-properties fo:font-variant="normal" fo:text-transform="none" style:use-window-font-color="true" loext:opacity="0%" style:font-name="Linux Libertine S.O.Cist.1" fo:font-size="10pt" fo:letter-spacing="normal" fo:language="fr" fo:country="FR" fo:font-style="italic" fo:font-weight="normal" officeooo:rsid="01335067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50" style:family="text">
      <style:text-properties officeooo:rsid="01343798"/>
    </style:style>
    <style:style style:name="T151" style:family="text">
      <style:text-properties fo:font-size="11pt" officeooo:rsid="01343798" style:font-size-asian="11pt" style:font-size-complex="11pt"/>
    </style:style>
    <style:style style:name="T152" style:family="text">
      <style:text-properties officeooo:rsid="0134a846"/>
    </style:style>
    <style:style style:name="T153" style:family="text">
      <style:text-properties officeooo:rsid="01367cc5"/>
    </style:style>
    <style:style style:name="T154" style:family="text">
      <style:text-properties officeooo:rsid="0136cb74"/>
    </style:style>
    <style:style style:name="T155" style:family="text">
      <style:text-properties officeooo:rsid="01382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. <text:span text:style-name="T66">č</text:span><text:span text:style-name="T68">ervence</text:span>.</text:p>
      <text:p text:style-name="P5"><text:span text:style-name="T140">V kl</text:span><text:span text:style-name="T50">ášteře Panny Marie od Sedmi Pramenů</text:span><text:span text:style-name="T50"><text:note text:id="ftn7" text:note-class="footnote"><text:note-citation>1</text:note-citation><text:note-body><text:p text:style-name="P16"><text:span text:style-name="Menologium_20_-_20_commentarium"><text:span text:style-name="T6">M</text:span></text:span><text:span text:style-name="Menologium_20_-_20_commentarium"><text:span text:style-name="T3">onasteri</text:span></text:span><text:span text:style-name="Menologium_20_-_20_commentarium"><text:span text:style-name="T6">um</text:span></text:span><text:span text:style-name="Menologium_20_-_20_commentarium"><text:span text:style-name="T3"> B. M. de Sancto Loco ad Septem Fontes</text:span></text:span><text:span text:style-name="Menologium_20_-_20_commentarium">, </text:span><text:span text:style-name="Menologium_20_-_20_commentarium"><text:span text:style-name="T15">Abbaye de Sept-Fons</text:span></text:span><text:span text:style-name="Menologium_20_-_20_commentarium"><text:span text:style-name="T141">, v </text:span></text:span><text:span text:style-name="Menologium_20_-_20_commentarium"><text:span text:style-name="T17">Dompierre sur Besbre</text:span></text:span><text:span text:style-name="Menologium_20_-_20_commentarium"><text:span text:style-name="T141"> ve st</text:span></text:span><text:span text:style-name="Menologium_20_-_20_commentarium"><text:span text:style-name="T26">ř</text:span></text:span><text:span text:style-name="Menologium_20_-_20_commentarium"><text:span text:style-name="T30">edn</text:span></text:span><text:span text:style-name="Menologium_20_-_20_commentarium"><text:span text:style-name="T26">í</text:span></text:span><text:span text:style-name="Menologium_20_-_20_commentarium"><text:span text:style-name="T30"> Francii nedaleko Lyonu. Zalo</text:span></text:span><text:span text:style-name="Menologium_20_-_20_commentarium"><text:span text:style-name="T26">ž</text:span></text:span><text:span text:style-name="Menologium_20_-_20_commentarium"><text:span text:style-name="T30">en v roce 1132 z </text:span></text:span><text:span text:style-name="Menologium_20_-_20_commentarium"><text:span text:style-name="T81">Fontenay</text:span></text:span><text:span text:style-name="Menologium_20_-_20_commentarium"><text:span text:style-name="T30">, zru</text:span></text:span><text:span text:style-name="Menologium_20_-_20_commentarium"><text:span text:style-name="T26">š</text:span></text:span><text:span text:style-name="Menologium_20_-_20_commentarium"><text:span text:style-name="T30">en 1791, obnoven 1845 trapisty. </text:span></text:span><text:span text:style-name="Menologium_20_-_20_commentarium"><text:span text:style-name="T111">(červen, pozn. 4</text:span></text:span><text:span text:style-name="Menologium_20_-_20_commentarium"><text:span text:style-name="T114">0</text:span></text:span><text:span text:style-name="Menologium_20_-_20_commentarium"><text:span text:style-name="T111">)</text:span></text:span></text:p></text:note-body></text:note></text:span><text:span text:style-name="T50"> (Sept-Fonts [</text:span><text:span text:style-name="Menologium_20_-_20_pronuntiatio"><text:span text:style-name="T34">set fõn</text:span></text:span><text:span text:style-name="T50">])</text:span>, <text:span text:style-name="T142">v roce </text:span><text:span text:style-name="T107">1</text:span>8<text:span text:style-name="T107">9</text:span>5, 12. <text:span text:style-name="T142">dne tohoto m</text:span><text:span text:style-name="T51">ěsíce</text:span>, <text:span text:style-name="T142">v P</text:span><text:span text:style-name="T51">ánu zesnul Bratr </text:span><text:span text:style-name="T99">Richard Patard </text:span><text:span text:style-name="T97">[</text:span><text:span text:style-name="Menologium_20_-_20_pronuntiatio"><text:span text:style-name="T97">pat</text:span></text:span><text:span text:style-name="Menologium_20_-_20_pronuntiatio"><text:span text:style-name="T80">ár</text:span></text:span><text:span text:style-name="T97">]</text:span>, <text:span text:style-name="T142">konvr</text:span><text:span text:style-name="T51">š</text:span>. <text:span text:style-name="T143">Poch</text:span><text:span text:style-name="T52">ázel z Paříže, a když vstoupil do kláštera, ihned se celý odevzdal Bohu</text:span>, <text:span text:style-name="T144">i</text:span><text:span text:style-name="T143"> kdy</text:span><text:span text:style-name="T52">ž se </text:span><text:span text:style-name="T53">měl </text:span><text:span text:style-name="T56">na starosti </text:span><text:span text:style-name="T52">věci pozemské</text:span>, <text:span text:style-name="T144">odlo</text:span><text:span text:style-name="T53">žil veškeré své pohodlí a </text:span><text:span text:style-name="T143">po v</text:span><text:span text:style-name="T52">íce než čtyřicet let </text:span><text:span text:style-name="T53">se </text:span><text:span text:style-name="T56">zasvětil</text:span><text:span text:style-name="T53"> své komunitě</text:span>. <text:span text:style-name="T144">Po cel</text:span><text:span text:style-name="T53">ý tento čas tedy zůstal tím největším cizincem světu</text:span>, <text:span text:style-name="T144">zcela poslu</text:span><text:span text:style-name="T53">šen Řeholi</text:span>. <text:span text:style-name="T144">Kdy</text:span><text:span text:style-name="T53">ž musel jít ven</text:span>, <text:span text:style-name="T144">zbo</text:span><text:span text:style-name="T53">žně se modlil růženec</text:span>, <text:span text:style-name="T37">č</text:span><text:span text:style-name="T53">asně ráno vyrazil, aby šel pěšky často čtyřicet </text:span><text:span text:style-name="T54">mil</text:span><text:span text:style-name="T54"><text:note text:id="ftn8" text:note-class="footnote"><text:note-citation>2</text:note-citation><text:note-body><text:p text:style-name="P18"><text:span text:style-name="T147">A</text:span><text:span text:style-name="T146">si jsou my</text:span><text:span text:style-name="T71">šleny kilometry, vzhledem k tomu, že míle (</text:span><text:span text:style-name="T77">mille passu</text:span><text:span text:style-name="T76">u</text:span><text:span text:style-name="T77">m</text:span><text:span text:style-name="T71"> – tisíc kroků) ani kroky se v novověké Francii nepoužívaly, pouze </text:span><text:span text:style-name="T72">jednotka </text:span><text:span text:style-name="T149">lieue</text:span><text:span text:style-name="T148">, která měla asi 3-5 km, jak v kterém městě.</text:span></text:p></text:note-body></text:note></text:span><text:span text:style-name="T54"> i více</text:span>, <text:span text:style-name="T145">aby ve m</text:span><text:span text:style-name="T54">ěstě </text:span><text:span text:style-name="T63">Moulins</text:span><text:span text:style-name="T63"><text:note text:id="ftn9" text:note-class="footnote"><text:note-citation>3</text:note-citation><text:note-body><text:p text:style-name="P17"><text:span text:style-name="T3">Civitas Molinensis</text:span>, <text:span text:style-name="T13">Moulins</text:span> je m<text:span text:style-name="T69">ěsto ve střední Francii na řece Allier, asi 30 km od kláštera </text:span><text:span text:style-name="T74">Sept-Fons</text:span><text:span text:style-name="T69">.</text:span></text:p></text:note-body></text:note></text:span><text:span text:style-name="T54"> přijal Svaté Přijímání</text:span>. <text:span text:style-name="T146">Proto</text:span><text:span text:style-name="T55">že byl tímto nebeským Chlebem občerstvován každý den</text:span>, <text:span text:style-name="T146">pr</text:span><text:span text:style-name="T55">ávem byl toho názoru, že kdo je připraven k přijetí Posvátného Těla Kristova</text:span>, <text:span text:style-name="T146">je </text:span><text:span text:style-name="T150">t</text:span><text:span text:style-name="T57">éž</text:span><text:span text:style-name="T55"> připraven zemřít</text:span>. <text:span text:style-name="T147">Kdy</text:span><text:span text:style-name="T56">ž vyřídil vše, co bylo třeba, a vracel se</text:span>, <text:span text:style-name="T147">po takov</text:span><text:span text:style-name="T56">é cestě nezřídka i osmdesát mil se lačný vracel večer domů</text:span>. <text:span text:style-name="T147">Takto tedy tento mu</text:span><text:span text:style-name="T56">ž pevný na těle i na duchu</text:span>, <text:span text:style-name="T37">ž</text:span><text:span text:style-name="T56">iven rozjímáním nad jhem věčnosti</text:span>, <text:span text:style-name="T147">po dlouhou dobu nese</text:span><text:span text:style-name="T56">šel z cesty svých povinností ani o píď</text:span>. <text:span text:style-name="T147">Ve v</text:span><text:span text:style-name="T56">ěku osmdesáti šesti let </text:span><text:span text:style-name="T57">pak </text:span><text:span text:style-name="T56">obdržel odměnu pro služebníka věrného</text:span>. (Hag., n. 737).</text:p>
      <text:p text:style-name="P10"><text:span text:style-name="T150">Tent</text:span><text:span text:style-name="T57">ýž den téhož roku odešel v klášteře Panny Marie v</text:span> <text:span text:style-name="T10">Bon</text:span><text:span text:style-name="T18">ne</text:span><text:span text:style-name="T10">c</text:span><text:span text:style-name="T18">o</text:span><text:span text:style-name="T10">mb</text:span><text:span text:style-name="T18">e</text:span><text:span text:style-name="T150"><text:note text:id="ftn10" text:note-class="footnote"><text:note-citation>4</text:note-citation><text:note-body><text:p text:style-name="Footnote"><text:span text:style-name="T3">Bona Cumba</text:span><text:span text:style-name="T133">,</text:span> <text:span text:style-name="T16">Abbaye </text:span><text:span text:style-name="T13">Notre-Dame de Bonnecombe</text:span> <text:span text:style-name="T150">byl cisterci</text:span><text:span text:style-name="T73">ácký a trapistický klášter v jihozápadní Francii nedaleko Toulouse. Založen 1167 z Candeil, zrušen 1791, obnoven trapisty 1876, opuštěn 1965, do roku 2017 osídlen různými instituty zasvěceného života. </text:span></text:p></text:note-body></text:note></text:span> <text:span text:style-name="T151">[</text:span><text:span text:style-name="Menologium_20_-_20_pronuntiatio"><text:span text:style-name="T150">bonk</text:span></text:span><text:span text:style-name="Menologium_20_-_20_pronuntiatio"><text:span text:style-name="T34">õ</text:span></text:span><text:span text:style-name="Menologium_20_-_20_pronuntiatio"><text:span text:style-name="T35">m</text:span></text:span><text:span text:style-name="T151">] </text:span><text:span text:style-name="T150">Bratr</text:span> <text:span text:style-name="T99">Ja</text:span><text:span text:style-name="T102">ku</text:span><text:span text:style-name="T99">b Calmettes </text:span><text:span text:style-name="T98">[</text:span><text:span text:style-name="Menologium_20_-_20_pronuntiatio"><text:span text:style-name="T98">kalmet</text:span></text:span><text:span text:style-name="T98">]</text:span>, <text:span text:style-name="T150">konvr</text:span><text:span text:style-name="T57">š novic</text:span>. <text:span text:style-name="T152">Ve sv</text:span><text:span text:style-name="T58">ětě byl jeho zaměstnáním dohled nad železničním provozem</text:span>, <text:span text:style-name="T152">a aby se mohl sn</text:span><text:span text:style-name="T58">áze účastnit obřadů posvátného officia</text:span>, <text:span text:style-name="T152">po</text:span><text:span text:style-name="T58">žádal, aby části svého povolání mohl vykonávat v noci</text:span>. <text:span text:style-name="T152">Kdy</text:span><text:span text:style-name="T58">ž </text:span><text:span text:style-name="T59">pak </text:span><text:span text:style-name="T58">ve svých téměř čtyřiceti letech zamířil do kláštera</text:span>, <text:span text:style-name="T153">po n</text:span><text:span text:style-name="T59">ávratu z práce na poli domů hned pospíchal do </text:span>orato<text:span text:style-name="T37">ř</text:span><text:span text:style-name="T59">e k oltáři</text:span>, <text:span text:style-name="T153">a mezi jeho nejv</text:span><text:span text:style-name="T59">ětší potěšení patřilo následování Krista po Křížové Cestě</text:span>. <text:span text:style-name="T153">Pom</text:span><text:span text:style-name="T59">ěrně často byl spatřen v chóru konvršů či někde v ústraní jako by </text:span><text:span text:style-name="T61">byl </text:span><text:span text:style-name="T59">ve vytržení</text:span>. <text:span text:style-name="T153">Kdy</text:span><text:span text:style-name="T59">ž jednou upadl a </text:span><text:span text:style-name="T61">sužoval</text:span><text:span text:style-name="T59"> jej zánět kloubů v paži</text:span>, <text:span text:style-name="T153">trpk</text:span><text:span text:style-name="T59">é bolesti i hluboké řezy snášel s radostí a bez</text:span><text:span text:style-name="T61">e</text:span><text:span text:style-name="T59"> slova stížnosti pro obrácení hříšníků</text:span>, <text:span text:style-name="T153">zat</text:span><text:span text:style-name="T59">ímco ú</text:span><text:span text:style-name="T60">levy, které mu bratři nabízeli, zdvořile odmítal</text:span>, <text:span text:style-name="T154">a </text:span><text:span text:style-name="T60">žádal </text:span><text:span text:style-name="T61">je</text:span><text:span text:style-name="T60">, aby mu dovolili vykonat toto pokání</text:span>. <text:span text:style-name="T154">Jeho tv</text:span><text:span text:style-name="T60">ář vždy </text:span><text:soft-page-break/><text:span text:style-name="T60">zářila a vypadal tím šťastnější, čím úpornější bolesti jej sužovaly</text:span>. <text:span text:style-name="T154">Sv</text:span><text:span text:style-name="T60">é</text:span><text:span text:style-name="T154"> </text:span><text:span text:style-name="T60">řeholní sliby složil ve chvíli smrti</text:span>, <text:span text:style-name="T154">kdy</text:span><text:span text:style-name="T60">ž až do konce uchoval svého ducha planoucího láskou k Bohu</text:span>, <text:span text:style-name="T155">a </text:span><text:span text:style-name="T154">sv</text:span><text:span text:style-name="T60">ého přeoddaného ducha Bohu navrátil k blaženosti</text:span>. (Hag., n. 736).</text:p>
      <text:p text:style-name="P4"><text:s text:c="4"/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1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07-03T22:25:43.950665474</dc:date>
    <meta:editing-cycles>146</meta:editing-cycles>
    <meta:editing-duration>P3DT16H6M36S</meta:editing-duration>
    <meta:generator>LibreOffice/7.3.3.2$MacOSX_AARCH64 LibreOffice_project/d1d0ea68f081ee2800a922cac8f79445e4603348</meta:generator>
    <meta:document-statistic meta:table-count="0" meta:image-count="0" meta:object-count="0" meta:page-count="2" meta:paragraph-count="8" meta:word-count="485" meta:character-count="2980" meta:non-whitespace-character-count="2496"/>
    <meta:user-defined meta:name="AppVersion">15.0000</meta:user-defined>
    <meta:template xlink:type="simple" xlink:actuate="onRequest" xlink:title="Normal.dotm" xlink:href=""/>
  </office:meta>
</office:document-meta>
</file>